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Standard" style:list-style-name="">
      <style:paragraph-properties fo:margin-top="0in" fo:margin-bottom="0in" fo:line-height="100%"/>
    </style:style>
    <style:style style:name="P4" style:family="paragraph" style:parent-style-name="Standard">
      <style:paragraph-properties fo:margin-top="0in" fo:margin-bottom="0in" fo:line-height="100%"/>
      <style:text-properties style:font-name="Times New Roman" fo:font-size="12pt" style:font-size-asian="12pt" style:font-size-complex="12pt"/>
    </style:style>
    <style:style style:name="P5"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left="0.25in" fo:margin-right="0in" fo:margin-top="0in" fo:margin-bottom="0in" fo:line-height="100%" fo:text-indent="-0.25in" style:auto-text-indent="false"/>
    </style:style>
    <style:style style:name="P7"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8" style:family="paragraph" style:parent-style-name="No_20_Spacing">
      <style:text-properties style:font-name="Times New Roman" fo:font-size="12pt" style:font-size-asian="12pt" style:font-name-complex="Times New Roman1" style:font-size-complex="12pt"/>
    </style:style>
    <style:style style:name="P9"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fo:font-weight="bold" style:font-name-asian="Georgia" style:font-weight-asian="bold" style:font-name-complex="Georgia" style:font-weight-complex="bold"/>
    </style:style>
    <style:style style:name="T6" style:family="text">
      <style:text-properties fo:font-weight="bold" style:font-weight-asian="bold" style:font-weight-complex="bold"/>
    </style:style>
    <style:style style:name="T7" style:family="text">
      <style:text-properties style:font-name-asian="Georgia" style:font-name-complex="Georgia"/>
    </style:style>
    <style:style style:name="T8" style:family="text">
      <style:text-properties fo:color="#000000" style:font-name="Times New Roman" fo:font-size="12pt" style:font-name-asian="Georgia" style:font-size-asian="12pt" style:font-name-complex="Georgia" style:font-size-complex="12pt"/>
    </style:style>
    <style:style style:name="T9"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0"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1" style:family="text">
      <style:text-properties fo:color="#000000" style:font-name="Times New Roman" fo:font-size="12pt" fo:font-style="italic" style:font-name-asian="Georgia" style:font-size-asian="12pt" style:font-style-asian="italic" style:font-name-complex="Georgia" style:font-size-complex="12pt" style:font-style-complex="italic"/>
    </style:style>
    <style:style style:name="T12"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3"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T14" style:family="text">
      <style:text-properties fo:color="#0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tanding not Sleeping</text:span></text:p>
      <text:p text:style-name="P8"/>
      <text:p text:style-name="No_20_Spacing"><text:span text:style-name="T3">Read:</text:span><text:span text:style-name="T2"> Ephesians 6:13-14</text:span></text:p>
      <text:p text:style-name="P8"/>
      <text:p text:style-name="P6"><text:span text:style-name="T3">Text:</text:span><text:span text:style-name="T2"> I </text:span><text:span text:style-name="T8">Corinthians 16:13 “Watch ye, stand fast in the faith, quit you</text:span></text:p>
      <text:p text:style-name="P6"><text:span text:style-name="T8">like men, be strong.”</text:span></text:p>
      <text:p text:style-name="P7"/>
      <text:h text:style-name="P1" text:outline-level="3"><text:span text:style-name="T3">Introduction:</text:span><text:span text:style-name="T2"> I was listening to Mark Steyn this week, and he said something profound. This is what he said: “Don't delude yourself into thinking that sitting on the sidelines is somehow taking the high moral ground.” He was referring to those who have chosen to not vote in the national election but I immediately thought of <text:s/>the Christian who has chosen to remain silent as friends and family drift further from God. We have deluded ourselves into thinking it is a compliment for others to say how they enjoy being around us because we don't preach at them.</text:span></text:h>
      <text:h text:style-name="P3" text:outline-level="3"><text:span text:style-name="T2"/></text:h>
      <text:h text:style-name="P3" text:outline-level="3"><text:span text:style-name="T4">I. Standing is the plan of the day every day for the believer:</text:span><text:span text:style-name="T2"> Paul said in </text:span><text:span text:style-name="T9">Ephesians 6:13-14 “Wherefore take unto you the whole armor of God, that ye may be able to withstand in the evil day, and having done all, to stand. Stand therefore, having your loins girt about with truth, and having on the breastplate of righteousness;” There is no reason to don the armor of God if you are going to sleep. The only reason for armor is to be ready for battle.</text:span></text:h>
      <text:h text:style-name="P3" text:outline-level="3"><text:span text:style-name="T9"><text:s text:c="2"/>Jeremiah challenged Israel with the following: “Harness the horses; and get up, ye horsemen, and stand forth with </text:span><text:span text:style-name="T10">your</text:span><text:span text:style-name="T12"> helmets; furbish the spears, </text:span><text:span text:style-name="T10">and</text:span><text:span text:style-name="T12"> put on the brigandines.” (46:4).</text:span></text:h>
      <text:p text:style-name="P5"><text:span text:style-name="T7"/></text:p>
      <text:p text:style-name="P5"><text:span text:style-name="T5">II. Standing is an inspiration to God's children:</text:span><text:span text:style-name="T7"> When the Children of Israel went through the Jordan river this is how it was done: “And the priests that bare the ark of the covenant of the LORD stood firm on dry ground in the midst of Jordan, and all the Israelites passed over on dry ground, until all the people were passed clean over Jordan.” (Joshua 3:17). The motivation for the Children of Israel to pass through the Red Sea was Pharaoh's Army chasing them. What would motivate the Children of Israel to pass by the wall of water of the Jordan? They were not being chased and therefore had no real reason to cross except that Joshua told them to. The priest's standing fear-lessly in the middle of the Jordan was a tremendous inspiration to any Israelite that may have hesitated to walk past the building wall of water. </text:span></text:p>
      <text:p text:style-name="P5"/>
      <text:p text:style-name="P5"><text:span text:style-name="T6">III. Standing can be a risk to your life:</text:span> The book of Jeremiah reveals a man of God who was tasked to preach a message that no one wanted to hear. Here is one verse that shows the words he was speaking were commanded by God: <text:span text:style-name="T7">Jeremiah 26:2 “Thus saith the LORD; Stand in the court of the LORD'S house, and speak unto all the cities of Judah, which come to worship in the LORD'S house, all the words that I command thee to speak unto them; diminish not a word:”</text:span></text:p>
      <text:p text:style-name="P5"><text:span text:style-name="T7"><text:s text:c="2"/>He wrote and spoke exactly what God told him to. He was placed in prison, he was threatened with death, he was thrown in a pit in the middle of the prison yard and yet he stood; straight and unbowed.</text:span></text:p>
      <text:p text:style-name="P1"><text:span text:style-name="T9"><text:s text:c="2"/>In the book of Daniel we read that out of the thousands of Israelite captives taken to Babylon there were only three who stood while all others prostrated themselves before Nebuchadnezzar's idol. Listen to what they said when threatened with death: “</text:span><text:span text:style-name="T8">O Nebuchadnezzar, we </text:span><text:span text:style-name="T11">are</text:span><text:span text:style-name="T13"> not careful to answer thee in this matter. If it be </text:span><text:span text:style-name="T11">so,</text:span><text:span text:style-name="T13"> our God whom we serve is able to deliver us from the burning fiery furnace, and he will deliver </text:span><text:span text:style-name="T11">us</text:span><text:span text:style-name="T13"> out of thine hand, O king. </text:span><text:span text:style-name="T12">But if not, be it known unto thee, O king, that we will not serve thy gods, nor worship the golden image which thou hast set up.”</text:span></text:p>
      <text:p text:style-name="P1"><text:span text:style-name="T12"/></text:p>
      <text:p text:style-name="P1"><text:span text:style-name="T14">Conclude:</text:span><text:span text:style-name="T12"> I remember reading about a soldier in the Civil War. He had family on both sides and could not decide which side he was on. His body was found between both sides of a battle. He was wearing the pants of the Northern Army and the jacket of the Southern Army. He was shot twice in the chest and twice in the buttocks. He was not sitting on the sidelines he was standing firmly in the middle of the road.</text:span></text:p>
      <text:p text:style-name="P1"><text:span text:style-name="T12"><text:s text:c="2"/>Where do you stand? Are you on the sidelines or are you in the battle? Our text has a command for you: “Watch ye, stand fast in the faith, quit you like men, be strong.”</text:span></text:p>
      <text:p text:style-name="P5"><text:span text:style-name="T7"/></text:p>
      <text:p text:style-name="P5"/>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6-09-16T22:11:45.46</dc:date>
    <meta:editing-duration>PT2H47M19S</meta:editing-duration>
    <meta:generator>OpenOffice/4.1.2$Win32 OpenOffice.org_project/412m3$Build-9782</meta:generator>
    <meta:document-statistic meta:table-count="0" meta:image-count="0" meta:object-count="0" meta:page-count="1" meta:paragraph-count="13" meta:word-count="744" meta:character-count="39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